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svg:stroke-opacity="0%" draw:fill-color="#ff0000" draw:textarea-horizontal-align="justify" draw:textarea-vertical-align="middle" draw:auto-grow-height="false" fo:min-height="19.438cm" fo:min-width="26.132cm"/>
    </style:style>
    <style:style style:name="gr2" style:family="graphic" style:parent-style-name="standard">
      <style:graphic-properties svg:stroke-opacity="0%" draw:fill-color="#ff0000" draw:textarea-horizontal-align="justify" draw:textarea-vertical-align="middle" draw:auto-grow-height="false" fo:min-height="0.524cm" fo:min-width="0.477cm" draw:shadow="hidden"/>
    </style:style>
    <style:style style:name="P1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6.615cm" svg:height="19.701cm" draw:transform="skewX (-0.080634211442138) rotate (-1.5399039990346) translate (12.475cm 2.47cm)">
          <text:p/>
          <draw:enhanced-geometry svg:viewBox="0 0 21600 21600" draw:mirror-horizontal="false" draw:type="block-arc" draw:modifiers="-132.143377084261 10365.03676932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1.929cm" svg:height="2.35cm" draw:transform="skewX (-0.0132645023151568) rotate (0.658512726777461) translate (7.863cm 6.26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08:39:56.454637511</meta:creation-date>
    <dc:date>2021-06-15T11:06:06.838151052</dc:date>
    <meta:editing-duration>PT28M6S</meta:editing-duration>
    <meta:editing-cycles>13</meta:editing-cycles>
    <meta:generator>LibreOffice/6.4.7.2$Linux_X86_64 LibreOffice_project/40$Build-2</meta:generator>
    <meta:document-statistic meta:object-count="2"/>
  </office:meta>
</office:document-meta>
</file>